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1.444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.57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79cm" fo:min-width="0.75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132cm" fo:min-width="0.13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132cm" fo:min-width="0.326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.758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1.65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44cm" svg:height="0.762cm" svg:x="9.382cm" svg:y="5.445cm">
          <text:p text:style-name="P1"><text:span text:style-name="T1">Advocat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71cm" svg:y1="5.445cm" svg:x2="10.271cm" svg:y2="3.159cm">
          <text:p/>
        </draw:line>
        <draw:custom-shape draw:style-name="gr3" draw:text-style-name="P2" draw:layer="layout" svg:width="1.524cm" svg:height="0.635cm" svg:x="9.509cm" svg:y="2.524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0.635cm" svg:x="7.858cm" svg:y="2.524cm">
          <text:p text:style-name="P1"><text:span text:style-name="T1">Fe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0.635cm" svg:x="6.08cm" svg:y="2.524cm">
          <text:p text:style-name="P1"><text:span text:style-name="T1">Ra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0.635cm" svg:x="11.16cm" svg:y="2.524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0.635cm" svg:x="12.811cm" svg:y="2.524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0.635cm" svg:x="4.429cm" svg:y="2.524cm">
          <text:p text:style-name="P1"><text:span text:style-name="T1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271cm" svg:y1="5.445cm" svg:x2="9.255cm" svg:y2="3.032cm">
          <text:p/>
        </draw:line>
        <draw:line draw:style-name="gr2" draw:text-style-name="P3" draw:layer="layout" svg:x1="10.271cm" svg:y1="5.446cm" svg:x2="7.477cm" svg:y2="3.032cm">
          <text:p/>
        </draw:line>
        <draw:line draw:style-name="gr2" draw:text-style-name="P3" draw:layer="layout" svg:x1="10.271cm" svg:y1="5.446cm" svg:x2="5.826cm" svg:y2="3.032cm">
          <text:p/>
        </draw:line>
        <draw:line draw:style-name="gr2" draw:text-style-name="P3" draw:layer="layout" svg:x1="10.271cm" svg:y1="5.445cm" svg:x2="11.541cm" svg:y2="3.159cm">
          <text:p/>
        </draw:line>
        <draw:line draw:style-name="gr2" draw:text-style-name="P3" draw:layer="layout" svg:x1="10.271cm" svg:y1="5.445cm" svg:x2="13.319cm" svg:y2="3.159cm">
          <text:p/>
        </draw:line>
        <draw:line draw:style-name="gr2" draw:text-style-name="P3" draw:layer="layout" svg:x1="10.398cm" svg:y1="7.858cm" svg:x2="10.398cm" svg:y2="8.747cm">
          <text:p/>
        </draw:line>
        <draw:custom-shape draw:style-name="gr1" draw:text-style-name="P2" draw:layer="layout" svg:width="1.944cm" svg:height="0.762cm" svg:x="9.509cm" svg:y="8.62cm">
          <text:p text:style-name="P1"><text:span text:style-name="T1">Cas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4cm" svg:height="0.635cm" svg:x="10.017cm" svg:y="11.033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0.635cm" svg:x="8.366cm" svg:y="11.033cm">
          <text:p text:style-name="P1"><text:span text:style-name="T1">Case 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0.635cm" svg:x="6.715cm" svg:y="11.033cm">
          <text:p text:style-name="P1"><text:span text:style-name="T1">Court 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78cm" svg:height="0.889cm" svg:x="11.668cm" svg:y="10.906cm">
          <text:p text:style-name="P1"><text:span text:style-name="T1">Judge </text:span></text:p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25cm" svg:y1="9.384cm" svg:x2="10.525cm" svg:y2="11.033cm">
          <text:p/>
        </draw:line>
        <draw:line draw:style-name="gr2" draw:text-style-name="P3" draw:layer="layout" svg:x1="10.397cm" svg:y1="7.096cm" svg:x2="10.144cm" svg:y2="6.842cm">
          <text:p/>
        </draw:line>
        <draw:line draw:style-name="gr2" draw:text-style-name="P3" draw:layer="layout" svg:x1="10.397cm" svg:y1="7.097cm" svg:x2="10.652cm" svg:y2="6.842cm">
          <text:p/>
        </draw:line>
        <draw:custom-shape draw:style-name="gr5" draw:text-style-name="P2" draw:layer="layout" svg:width="1.27cm" svg:height="0.762cm" svg:x="9.763cm" svg:y="7.096cm">
          <text:p text:style-name="P1"><text:span text:style-name="T1">Ad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0.398cm" svg:y1="6.207cm" svg:x2="10.398cm" svg:y2="7.096cm">
          <text:p/>
        </draw:line>
        <draw:line draw:style-name="gr2" draw:text-style-name="P3" draw:layer="layout" svg:x1="10.397cm" svg:y1="8.62cm" svg:x2="10.144cm" svg:y2="8.366cm">
          <text:p/>
        </draw:line>
        <draw:line draw:style-name="gr2" draw:text-style-name="P3" draw:layer="layout" svg:x1="10.397cm" svg:y1="8.62cm" svg:x2="10.652cm" svg:y2="8.365cm">
          <text:p/>
        </draw:line>
        <draw:custom-shape draw:style-name="gr4" draw:text-style-name="P2" draw:layer="layout" svg:width="1.778cm" svg:height="0.889cm" svg:x="13.573cm" svg:y="10.779cm">
          <text:p text:style-name="P1"><text:span text:style-name="T1">T</text:span><text:span text:style-name="T1">o</text:span><text:span text:style-name="T1">t</text:span><text:span text:style-name="T1">a</text:span><text:span text:style-name="T1">l </text:span></text:p>
          <text:p text:style-name="P1"><text:span text:style-name="T1">P</text:span><text:span text:style-name="T1">a</text:span><text:span text:style-name="T1">y</text:span><text:span text:style-name="T1">m</text:span><text:span text:style-name="T1">e</text:span><text:span text:style-name="T1">n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25cm" svg:y1="9.385cm" svg:x2="9.509cm" svg:y2="11.033cm">
          <text:p/>
        </draw:line>
        <draw:line draw:style-name="gr2" draw:text-style-name="P3" draw:layer="layout" svg:x1="10.525cm" svg:y1="9.385cm" svg:x2="7.858cm" svg:y2="11.033cm">
          <text:p/>
        </draw:line>
        <draw:line draw:style-name="gr2" draw:text-style-name="P3" draw:layer="layout" svg:x1="10.526cm" svg:y1="9.385cm" svg:x2="12.049cm" svg:y2="10.906cm">
          <text:p/>
        </draw:line>
        <draw:line draw:style-name="gr2" draw:text-style-name="P3" draw:layer="layout" svg:x1="10.527cm" svg:y1="9.386cm" svg:x2="13.827cm" svg:y2="10.906cm">
          <text:p/>
        </draw:line>
        <draw:line draw:style-name="gr2" draw:text-style-name="P3" draw:layer="layout" svg:x1="9.509cm" svg:y1="9.001cm" svg:x2="7.223cm" svg:y2="9.001cm">
          <text:p/>
        </draw:line>
        <draw:custom-shape draw:style-name="gr6" draw:text-style-name="P2" draw:layer="layout" svg:width="1.651cm" svg:height="0.762cm" svg:x="5.572cm" svg:y="8.62cm">
          <text:p text:style-name="P1"><text:span text:style-name="T1">Contai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7.604cm" svg:y1="8.747cm" svg:x2="7.223cm" svg:y2="8.998cm">
          <text:p/>
        </draw:line>
        <draw:line draw:style-name="gr2" draw:text-style-name="P3" draw:layer="layout" svg:x1="7.604cm" svg:y1="9.255cm" svg:x2="7.224cm" svg:y2="8.999cm">
          <text:p/>
        </draw:line>
        <draw:line draw:style-name="gr2" draw:text-style-name="P3" draw:layer="layout" svg:x1="9.763cm" svg:y1="7.477cm" svg:x2="8.874cm" svg:y2="7.477cm">
          <text:p/>
        </draw:line>
        <draw:line draw:style-name="gr2" draw:text-style-name="P3" draw:layer="layout" svg:x1="6.588cm" svg:y1="5.799cm" svg:x2="5.445cm" svg:y2="5.798cm">
          <text:p/>
        </draw:line>
        <draw:custom-shape draw:style-name="gr1" draw:text-style-name="P2" draw:layer="layout" svg:width="1.944cm" svg:height="0.762cm" svg:x="3.501cm" svg:y="5.418cm">
          <text:p text:style-name="P1"><text:span text:style-name="T1">Hea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762cm" svg:x="6.57cm" svg:y="5.424cm">
          <text:p text:style-name="P1"><text:span text:style-name="T1">Ad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9.364cm" svg:y1="5.793cm" svg:x2="7.84cm" svg:y2="5.792cm">
          <text:p/>
        </draw:line>
        <draw:line draw:style-name="gr2" draw:text-style-name="P3" draw:layer="layout" svg:x1="8.239cm" svg:y1="5.572cm" svg:x2="7.858cm" svg:y2="5.823cm">
          <text:p/>
        </draw:line>
        <draw:line draw:style-name="gr2" draw:text-style-name="P3" draw:layer="layout" svg:x1="8.239cm" svg:y1="6.08cm" svg:x2="7.859cm" svg:y2="5.824cm">
          <text:p/>
        </draw:line>
        <draw:line draw:style-name="gr2" draw:text-style-name="P3" draw:layer="layout" svg:x1="5.826cm" svg:y1="5.572cm" svg:x2="5.445cm" svg:y2="5.823cm">
          <text:p/>
        </draw:line>
        <draw:line draw:style-name="gr2" draw:text-style-name="P3" draw:layer="layout" svg:x1="5.826cm" svg:y1="6.08cm" svg:x2="5.446cm" svg:y2="5.824cm">
          <text:p/>
        </draw:line>
        <draw:custom-shape draw:style-name="gr3" draw:text-style-name="P2" draw:layer="layout" svg:width="1.524cm" svg:height="0.635cm" svg:x="4.683cm" svg:y="3.667cm">
          <text:p text:style-name="P1"><text:span text:style-name="T1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0.635cm" svg:x="2.905cm" svg:y="3.667cm">
          <text:p text:style-name="P1"><text:span text:style-name="T1">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445cm" svg:y1="5.445cm" svg:x2="3.667cm" svg:y2="4.302cm">
          <text:p/>
        </draw:line>
        <draw:line draw:style-name="gr2" draw:text-style-name="P3" draw:layer="layout" svg:x1="4.445cm" svg:y1="5.446cm" svg:x2="5.318cm" svg:y2="4.302cm">
          <text:p/>
        </draw:line>
        <draw:custom-shape draw:style-name="gr1" draw:text-style-name="P2" draw:layer="layout" svg:width="1.944cm" svg:height="0.762cm" svg:x="3.501cm" svg:y="5.418cm">
          <text:p text:style-name="P1"><text:span text:style-name="T1">H</text:span><text:span text:style-name="T1">e</text:span><text:span text:style-name="T1">a</text:span><text:span text:style-name="T1">r</text:span><text:span text:style-name="T1">i</text:span><text:span text:style-name="T1">n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762cm" svg:x="6.571cm" svg:y="5.425cm">
          <text:p text:style-name="P1"><text:span text:style-name="T1">Ad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1.944cm" svg:height="0.762cm" svg:x="6.93cm" svg:y="7.096cm">
          <text:p text:style-name="P1"><text:span text:style-name="T1">Pay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78cm" svg:height="0.635cm" svg:x="4.048cm" svg:y="6.334cm">
          <text:p text:style-name="P1"><text:span text:style-name="T1">Rema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0.635cm" svg:x="4.175cm" svg:y="7.731cm">
          <text:p text:style-name="P1"><text:span text:style-name="T1">Rece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969cm" svg:y1="7.477cm" svg:x2="5.699cm" svg:y2="7.986cm">
          <text:p/>
        </draw:line>
        <draw:line draw:style-name="gr2" draw:text-style-name="P3" draw:layer="layout" svg:x1="6.969cm" svg:y1="7.478cm" svg:x2="5.826cm" svg:y2="6.715cm">
          <text:p/>
        </draw:line>
        <draw:line draw:style-name="gr2" draw:text-style-name="P3" draw:layer="layout" svg:x1="6.461cm" svg:y1="8.366cm" svg:x2="6.461cm" svg:y2="8.62cm">
          <text:p/>
        </draw:line>
        <draw:line draw:style-name="gr2" draw:text-style-name="P3" draw:layer="layout" svg:x1="6.461cm" svg:y1="8.366cm" svg:x2="7.858cm" svg:y2="8.366cm">
          <text:p/>
        </draw:line>
        <draw:line draw:style-name="gr2" draw:text-style-name="P3" draw:layer="layout" svg:x1="7.858cm" svg:y1="7.858cm" svg:x2="7.859cm" svg:y2="8.366cm">
          <text:p/>
        </draw:line>
        <draw:line draw:style-name="gr2" draw:text-style-name="P3" draw:layer="layout" svg:x1="7.858cm" svg:y1="7.858cm" svg:x2="7.477cm" svg:y2="8.112cm">
          <text:p/>
        </draw:line>
        <draw:line draw:style-name="gr2" draw:text-style-name="P3" draw:layer="layout" svg:x1="7.859cm" svg:y1="7.858cm" svg:x2="8.239cm" svg:y2="8.112cm">
          <text:p/>
        </draw:line>
        <draw:line draw:style-name="gr2" draw:text-style-name="P3" draw:layer="layout" svg:x1="5.572cm" svg:y1="9.001cm" svg:x2="3.667cm" svg:y2="9.001cm">
          <text:p/>
        </draw:line>
        <draw:line draw:style-name="gr2" draw:text-style-name="P3" draw:layer="layout" svg:x1="3.667cm" svg:y1="6.207cm" svg:x2="3.668cm" svg:y2="9.001cm">
          <text:p/>
        </draw:line>
        <draw:line draw:style-name="gr2" draw:text-style-name="P3" draw:layer="layout" svg:x1="3.668cm" svg:y1="6.207cm" svg:x2="3.413cm" svg:y2="6.588cm">
          <text:p/>
        </draw:line>
        <draw:line draw:style-name="gr2" draw:text-style-name="P3" draw:layer="layout" svg:x1="3.669cm" svg:y1="6.208cm" svg:x2="3.921cm" svg:y2="6.588cm">
          <text:p/>
        </draw:line>
        <draw:custom-shape draw:style-name="gr8" draw:text-style-name="P2" draw:layer="layout" svg:width="2.159cm" svg:height="0.762cm" svg:x="15.605cm" svg:y="5.318cm">
          <text:p text:style-name="P1"><text:span text:style-name="T1">Administ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827cm" svg:y1="5.826cm" svg:x2="11.287cm" svg:y2="5.826cm">
          <text:p/>
        </draw:line>
        <draw:line draw:style-name="gr2" draw:text-style-name="P3" draw:layer="layout" svg:x1="11.668cm" svg:y1="5.572cm" svg:x2="11.287cm" svg:y2="5.823cm">
          <text:p/>
        </draw:line>
        <draw:line draw:style-name="gr2" draw:text-style-name="P3" draw:layer="layout" svg:x1="11.667cm" svg:y1="6.08cm" svg:x2="11.287cm" svg:y2="5.824cm">
          <text:p/>
        </draw:line>
        <draw:custom-shape draw:style-name="gr3" draw:text-style-name="P2" draw:layer="layout" svg:width="1.524cm" svg:height="0.635cm" svg:x="17.637cm" svg:y="3.159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0.635cm" svg:x="15.859cm" svg:y="3.159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0.635cm" svg:x="18.653cm" svg:y="4.048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0.635cm" svg:x="14.208cm" svg:y="3.286cm">
          <text:p text:style-name="P1"><text:span text:style-name="T1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48cm" svg:y1="5.318cm" svg:x2="19.034cm" svg:y2="4.683cm">
          <text:p/>
        </draw:line>
        <draw:line draw:style-name="gr2" draw:text-style-name="P3" draw:layer="layout" svg:x1="16.748cm" svg:y1="5.319cm" svg:x2="18.272cm" svg:y2="3.794cm">
          <text:p/>
        </draw:line>
        <draw:line draw:style-name="gr2" draw:text-style-name="P3" draw:layer="layout" svg:x1="16.748cm" svg:y1="5.32cm" svg:x2="16.748cm" svg:y2="3.794cm">
          <text:p/>
        </draw:line>
        <draw:line draw:style-name="gr2" draw:text-style-name="P3" draw:layer="layout" svg:x1="16.748cm" svg:y1="5.32cm" svg:x2="15.351cm" svg:y2="3.921cm">
          <text:p/>
        </draw:line>
        <draw:custom-shape draw:style-name="gr8" draw:text-style-name="P2" draw:layer="layout" svg:width="2.159cm" svg:height="0.762cm" svg:x="15.605cm" svg:y="7.35cm">
          <text:p text:style-name="P1"><text:span text:style-name="T1">Plaintif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4cm" svg:height="0.635cm" svg:x="18.272cm" svg:y="9.255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0.635cm" svg:x="16.494cm" svg:y="9.255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0.635cm" svg:x="14.843cm" svg:y="9.255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0.635cm" svg:x="13.065cm" svg:y="9.255cm">
          <text:p text:style-name="P1"><text:span text:style-name="T1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621cm" svg:y1="8.112cm" svg:x2="18.78cm" svg:y2="9.255cm">
          <text:p/>
        </draw:line>
        <draw:line draw:style-name="gr2" draw:text-style-name="P3" draw:layer="layout" svg:x1="16.622cm" svg:y1="8.113cm" svg:x2="17.256cm" svg:y2="9.255cm">
          <text:p/>
        </draw:line>
        <draw:line draw:style-name="gr2" draw:text-style-name="P3" draw:layer="layout" svg:x1="16.622cm" svg:y1="8.113cm" svg:x2="15.859cm" svg:y2="9.255cm">
          <text:p/>
        </draw:line>
        <draw:line draw:style-name="gr2" draw:text-style-name="P3" draw:layer="layout" svg:x1="16.623cm" svg:y1="8.113cm" svg:x2="14.208cm" svg:y2="9.255cm">
          <text:p/>
        </draw:line>
        <draw:custom-shape draw:style-name="gr5" draw:text-style-name="P2" draw:layer="layout" svg:width="1.27cm" svg:height="0.762cm" svg:x="13.065cm" svg:y="7.35cm">
          <text:p text:style-name="P1"><text:span text:style-name="T1">Hi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5.605cm" svg:y1="7.731cm" svg:x2="14.335cm" svg:y2="7.73cm">
          <text:p/>
        </draw:line>
        <draw:line draw:style-name="gr2" draw:text-style-name="P3" draw:layer="layout" svg:x1="14.716cm" svg:y1="7.48cm" svg:x2="14.335cm" svg:y2="7.731cm">
          <text:p/>
        </draw:line>
        <draw:line draw:style-name="gr2" draw:text-style-name="P3" draw:layer="layout" svg:x1="14.715cm" svg:y1="7.987cm" svg:x2="14.335cm" svg:y2="7.731cm">
          <text:p/>
        </draw:line>
        <draw:custom-shape draw:style-name="gr5" draw:text-style-name="P2" draw:layer="layout" svg:width="1.27cm" svg:height="0.762cm" svg:x="13.827cm" svg:y="5.445cm">
          <text:p text:style-name="P1"><text:span text:style-name="T1">Hi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5.605cm" svg:y1="5.826cm" svg:x2="15.097cm" svg:y2="5.826cm">
          <text:p/>
        </draw:line>
        <draw:line draw:style-name="gr2" draw:text-style-name="P3" draw:layer="layout" svg:x1="15.478cm" svg:y1="5.572cm" svg:x2="15.097cm" svg:y2="5.823cm">
          <text:p/>
        </draw:line>
        <draw:line draw:style-name="gr2" draw:text-style-name="P3" draw:layer="layout" svg:x1="15.478cm" svg:y1="6.08cm" svg:x2="15.098cm" svg:y2="5.824cm">
          <text:p/>
        </draw:line>
        <draw:line draw:style-name="gr2" draw:text-style-name="P3" draw:layer="layout" svg:x1="13.7cm" svg:y1="6.588cm" svg:x2="13.7cm" svg:y2="7.35cm">
          <text:p/>
        </draw:line>
        <draw:line draw:style-name="gr2" draw:text-style-name="P3" draw:layer="layout" svg:x1="13.7cm" svg:y1="6.588cm" svg:x2="12.938cm" svg:y2="6.588cm">
          <text:p/>
        </draw:line>
        <draw:line draw:style-name="gr2" draw:text-style-name="P3" draw:layer="layout" svg:x1="12.938cm" svg:y1="5.826cm" svg:x2="12.938cm" svg:y2="6.588cm">
          <text:p/>
        </draw:line>
        <draw:line draw:style-name="gr2" draw:text-style-name="P3" draw:layer="layout" svg:x1="12.938cm" svg:y1="5.826cm" svg:x2="12.557cm" svg:y2="6.08cm">
          <text:p/>
        </draw:line>
        <draw:line draw:style-name="gr2" draw:text-style-name="P3" draw:layer="layout" svg:x1="12.939cm" svg:y1="5.826cm" svg:x2="13.319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8:46:50.599219669</meta:creation-date>
    <dc:date>2019-05-06T22:39:15.188313202</dc:date>
    <meta:editing-duration>PT2H30M17S</meta:editing-duration>
    <meta:editing-cycles>6</meta:editing-cycles>
    <meta:generator>LibreOffice/6.2.2.2$Linux_X86_64 LibreOffice_project/20$Build-2</meta:generator>
    <meta:document-statistic meta:object-count="98"/>
  </office:meta>
</office:document-meta>
</file>